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bb6c"/>
    </style:style>
    <style:style style:name="P2" style:family="paragraph" style:parent-style-name="Standard">
      <style:paragraph-properties fo:break-before="page"/>
      <style:text-properties officeooo:paragraph-rsid="0004bb6c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Standard">
      <style:text-properties officeooo:rsid="0007e1b2" officeooo:paragraph-rsid="0007e1b2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INCIPES DE L'APPRENTISSAGE AUTOMATIQUE</text:p>
      <text:p text:style-name="Standard">Définir un problème</text:p>
      <text:p text:style-name="Standard">Transformer le problème en termes mathématique</text:p>
      <text:p text:style-name="Standard">Nous diviserons notre temps 50% théorie / 50% pratique (python : scikit-learn et TensorFlow)</text:p>
      <text:p text:style-name="Standard">Objectif : pouvoir aborder de vrai problème de ML !</text:p>
      <text:p text:style-name="Standard"/>
      <text:p text:style-name="Standard">OBJECTIFS</text:p>
      <text:p text:style-name="Standard">À l’issue de la formation, les stagiaires seront en mesure de :</text:p>
      <text:p text:style-name="Standard">- Comprendre les principes de l’apprentissage automatique</text:p>
      <text:p text:style-name="Standard">- Savoir mettre en place un système de recommandation</text:p>
      <text:p text:style-name="Standard"/>
      <text:p text:style-name="Standard">REGRESSION LINEAIRE</text:p>
      <text:p text:style-name="Standard">Le classifieur de base sur lequel tout est bâti</text:p>
      <text:p text:style-name="Standard">Comprendre ses principes sans galérer avec des maths</text:p>
      <text:p text:style-name="Standard"/>
      <text:p text:style-name="Standard">REGRESSION LOGISTIQUE</text:p>
      <text:p text:style-name="Standard">L'extension de la classification en sortie catégorique</text:p>
      <text:p text:style-name="Standard">Un des principes de base des réseaux de neuronnes</text:p>
      <text:p text:style-name="Standard"/>
      <text:p text:style-name="Standard">LA MACHINE A SUPPORT VECTORIEL (SVM)</text:p>
      <text:p text:style-name="Standard">Apprendre des techniques de classification dans les domaines plus complexes</text:p>
      <text:p text:style-name="Standard">L'état de l'art avant les réseaux de deep learning récents--et beaucoup plus facile</text:p>
      <text:p text:style-name="Standard">Jouer avec des exemples importants : la reconnaissance</text:p>
      <text:p text:style-name="Standard"/>
      <text:p text:style-name="Standard">LES RESEAUX DE NEURONES</text:p>
      <text:p text:style-name="Standard">La technique phare des dernières années</text:p>
      <text:p text:style-name="Standard">Comprendre les différentes types de réseaux de neuronnes</text:p>
      <text:p text:style-name="Standard">Comprendre les bases du Deep Learning</text:p>
      <text:p text:style-name="Standard">Construire des réseaux de neurones simples mais bien fonctionnels !</text:p>
      <text:p text:style-name="Standard"/>
      <text:p text:style-name="Standard">LES SERIES TEMPORELLES</text:p>
      <text:p text:style-name="Standard">Comprendre pourquoi le temps est spécial</text:p>
      <text:p text:style-name="Standard">Comprendre quelques structures spéciales dans les séries temporelles</text:p>
      <text:p text:style-name="Standard"/>
      <text:p text:style-name="P2">OBJECTIFS</text:p>
      <text:p text:style-name="P1">À l’issue de la formation, les stagiaires seront en mesure de :</text:p>
      <text:p text:style-name="P1">- Comprendre l’architecture d’un réseau de neurones</text:p>
      <text:p text:style-name="P1">- Maîtriser les enjeux du traitement de texte</text:p>
      <text:p text:style-name="P1">- Comprendre les mécaniques de reconnaissance d’images</text:p>
      <text:p text:style-name="P1"/>
      <text:p text:style-name="Standard">L'ARCHITECTURE D'UN RESEAU DE NEURONES</text:p>
      <text:p text:style-name="Standard">Le sens du mot « architecture » dans le contexte des réseaux de neurones</text:p>
      <text:p text:style-name="Standard">Au delà des neurones : les composants non-neuronaux des réseaux de neurones</text:p>
      <text:p text:style-name="Standard">Les concepts de mémoire et de temporalité</text:p>
      <text:p text:style-name="Standard"/>
      <text:p text:style-name="P4">LES AUTO-ENCODEURS</text:p>
      <text:p text:style-name="P4"/>
      <text:p text:style-name="P4"/>
      <text:p text:style-name="P4"/>
      <text:p text:style-name="Standard">LA RECONNAISSANCE D'IMAGES</text:p>
      <text:p text:style-name="Standard">Comprendre pourquoi les visages sont spéciales !</text:p>
      <text:p text:style-name="Standard">Apprendre à reconnaître des visages</text:p>
      <text:p text:style-name="Standard">Apprendre des subtilités et des limitations de différentes approches au problème</text:p>
      <text:p text:style-name="Standard">Construire un classifieur de visage qui marche !</text:p>
      <text:p text:style-name="Standard"/>
      <text:p text:style-name="Standard">LA RECONNAISSANCE D'ECRITURE</text:p>
      <text:p text:style-name="Standard">Comprendre des subtilités de l'écriture et pourquoi c'est plusieurs problèmes différents</text:p>
      <text:p text:style-name="Standard">Apprendre des approches différents selon contexte : pression ou vélocité du stylo, ordre de traits, ou</text:p>
      <text:p text:style-name="P1">simplement des images fixe après écriture</text:p>
      <text:p text:style-name="P1">Construire un classifieur d'écriture à partir de la base classique MNIST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7T16:48:25.180332818</meta:creation-date>
    <dc:date>2020-02-11T11:31:11.234093232</dc:date>
    <meta:editing-duration>PT17H50M24S</meta:editing-duration>
    <meta:editing-cycles>2</meta:editing-cycles>
    <meta:generator>LibreOffice/6.3.4.2$Linux_X86_64 LibreOffice_project/30$Build-2</meta:generator>
    <meta:document-statistic meta:table-count="0" meta:image-count="0" meta:object-count="0" meta:page-count="2" meta:paragraph-count="47" meta:word-count="348" meta:character-count="2306" meta:non-whitespace-character-count="2006"/>
  </office:meta>
</office:document-meta>
</file>